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41cm" style:rel-column-width="7867*"/>
    </style:style>
    <style:style style:name="Tabelle1.B" style:family="table-column">
      <style:table-column-properties style:column-width="4.586cm" style:rel-column-width="17679*"/>
    </style:style>
    <style:style style:name="Tabelle1.C" style:family="table-column">
      <style:table-column-properties style:column-width="10.373cm" style:rel-column-width="3998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41cm" style:rel-column-width="7867*"/>
    </style:style>
    <style:style style:name="Tabelle2.B" style:family="table-column">
      <style:table-column-properties style:column-width="4.586cm" style:rel-column-width="17679*"/>
    </style:style>
    <style:style style:name="Tabelle2.C" style:family="table-column">
      <style:table-column-properties style:column-width="10.373cm" style:rel-column-width="3998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41cm" style:rel-column-width="7867*"/>
    </style:style>
    <style:style style:name="Tabelle3.B" style:family="table-column">
      <style:table-column-properties style:column-width="6.426cm" style:rel-column-width="24771*"/>
    </style:style>
    <style:style style:name="Tabelle3.C" style:family="table-column">
      <style:table-column-properties style:column-width="8.534cm" style:rel-column-width="3289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9" style:family="table-cell">
      <style:table-cell-properties fo:padding="0.097cm" fo:border-left="0.05pt solid #000000" fo:border-right="none" fo:border-top="none" fo:border-bottom="0.05pt solid #000000"/>
    </style:style>
    <style:style style:name="Tabelle3.B29" style:family="table-cell">
      <style:table-cell-properties fo:padding="0.097cm" fo:border-left="0.05pt solid #000000" fo:border-right="none" fo:border-top="none" fo:border-bottom="0.05pt solid #000000"/>
    </style:style>
    <style:style style:name="Tabelle3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0" style:family="table-cell">
      <style:table-cell-properties fo:padding="0.097cm" fo:border-left="0.05pt solid #000000" fo:border-right="none" fo:border-top="none" fo:border-bottom="0.05pt solid #000000"/>
    </style:style>
    <style:style style:name="Tabelle3.B30" style:family="table-cell">
      <style:table-cell-properties fo:padding="0.097cm" fo:border-left="0.05pt solid #000000" fo:border-right="none" fo:border-top="none" fo:border-bottom="0.05pt solid #000000"/>
    </style:style>
    <style:style style:name="Tabelle3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1" style:family="table-cell">
      <style:table-cell-properties fo:padding="0.097cm" fo:border-left="0.05pt solid #000000" fo:border-right="none" fo:border-top="none" fo:border-bottom="0.05pt solid #000000"/>
    </style:style>
    <style:style style:name="Tabelle3.B31" style:family="table-cell">
      <style:table-cell-properties fo:padding="0.097cm" fo:border-left="0.05pt solid #000000" fo:border-right="none" fo:border-top="none" fo:border-bottom="0.05pt solid #000000"/>
    </style:style>
    <style:style style:name="Tabelle3.C31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nplan</text:h>
      <text:h text:style-name="Heading_20_2" text:outline-level="2">Zeichenerklärung</text:h>
      <text:p text:style-name="Text_20_body"><text:span text:style-name="T1">A</text:span>x.x: Arbeitspaket</text:p>
      <text:p text:style-name="Text_20_body"><text:span text:style-name="T1">M</text:span>x.x: Meilenstein</text:p>
      <text:h text:style-name="Heading_20_2" text:outline-level="2">Initialisie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Nummer</text:p>
          </table:table-cell>
          <table:table-cell table:style-name="Tabelle1.A1" office:value-type="string">
            <text:p text:style-name="Table_20_Contents">Bezeichnung</text:p>
          </table:table-cell>
          <table:table-cell table:style-name="Tabelle1.C1" office:value-type="string">
            <text:p text:style-name="Table_20_Contents">Beschreibung</text:p>
          </table:table-cell>
        </table:table-row>
        <table:table-row>
          <table:table-cell table:style-name="Tabelle1.A2" table:number-columns-spanned="3" office:value-type="string">
            <text:p text:style-name="Table_20_Contents">Projektidee</text:p>
          </table:table-cell>
          <table:covered-table-cell/>
          <table:covered-table-cell/>
        </table:table-row>
        <table:table-row>
          <table:table-cell table:style-name="Tabelle1.A6" office:value-type="string">
            <text:p text:style-name="Table_20_Contents">A1.1</text:p>
          </table:table-cell>
          <table:table-cell table:style-name="Tabelle1.B6" office:value-type="string">
            <text:p text:style-name="Table_20_Contents">Kick-Off-Meeting</text:p>
          </table:table-cell>
          <table:table-cell table:style-name="Tabelle1.C6" office:value-type="string">
            <text:p text:style-name="Table_20_Contents">Projektthema wählen</text:p>
          </table:table-cell>
        </table:table-row>
        <table:table-row>
          <table:table-cell table:style-name="Tabelle1.A6" office:value-type="string">
            <text:p text:style-name="Table_20_Contents">A1.2</text:p>
          </table:table-cell>
          <table:table-cell table:style-name="Tabelle1.B6" office:value-type="string">
            <text:p text:style-name="Table_20_Contents">Brainstorming</text:p>
          </table:table-cell>
          <table:table-cell table:style-name="Tabelle1.C6" office:value-type="string">
            <text:p text:style-name="Table_20_Contents">Projektthema konkretisieren</text:p>
          </table:table-cell>
        </table:table-row>
        <table:table-row>
          <table:table-cell table:style-name="Tabelle1.A6" office:value-type="string">
            <text:p text:style-name="Table_20_Contents">A1.3</text:p>
          </table:table-cell>
          <table:table-cell table:style-name="Tabelle1.B6" office:value-type="string">
            <text:p text:style-name="Table_20_Contents">Fixierung</text:p>
          </table:table-cell>
          <table:table-cell table:style-name="Tabelle1.C6" office:value-type="string">
            <text:p text:style-name="Table_20_Contents">Anforderungen, Umfang und Erfolgskriterien grob skizzieren</text:p>
          </table:table-cell>
        </table:table-row>
        <table:table-row>
          <table:table-cell table:style-name="Tabelle1.A6" office:value-type="string">
            <text:p text:style-name="Table_20_Contents">M1.1</text:p>
          </table:table-cell>
          <table:table-cell table:style-name="Tabelle1.B6" office:value-type="string">
            <text:p text:style-name="Table_20_Contents">Mindmap</text:p>
          </table:table-cell>
          <table:table-cell table:style-name="Tabelle1.C6" office:value-type="string">
            <text:p text:style-name="Table_20_Contents">Übersicht über alle vereinbarten Entscheidungen</text:p>
          </table:table-cell>
        </table:table-row>
        <table:table-row>
          <table:table-cell table:style-name="Tabelle1.A2" table:number-columns-spanned="3" office:value-type="string">
            <text:p text:style-name="Table_20_Contents">Kommunikation</text:p>
          </table:table-cell>
          <table:covered-table-cell/>
          <table:covered-table-cell/>
        </table:table-row>
        <table:table-row>
          <table:table-cell table:style-name="Tabelle1.A13" office:value-type="string">
            <text:p text:style-name="Table_20_Contents">A1.4</text:p>
          </table:table-cell>
          <table:table-cell table:style-name="Tabelle1.B13" office:value-type="string">
            <text:p text:style-name="Table_20_Contents">Berichtswesen</text:p>
          </table:table-cell>
          <table:table-cell table:style-name="Tabelle1.C13" office:value-type="string">
            <text:p text:style-name="Table_20_Contents">Berichtswesen etablieren (Wer berichtet wem? In welcher Form?)</text:p>
          </table:table-cell>
        </table:table-row>
        <table:table-row>
          <table:table-cell table:style-name="Tabelle1.A13" office:value-type="string">
            <text:p text:style-name="Table_20_Contents">A1.5</text:p>
          </table:table-cell>
          <table:table-cell table:style-name="Tabelle1.B13" office:value-type="string">
            <text:p text:style-name="Table_20_Contents">Dokumentenablage</text:p>
          </table:table-cell>
          <table:table-cell table:style-name="Tabelle1.C13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6</text:p>
          </table:table-cell>
          <table:table-cell table:style-name="Tabelle1.B13" office:value-type="string">
            <text:p text:style-name="Table_20_Contents">Code Repository</text:p>
          </table:table-cell>
          <table:table-cell table:style-name="Tabelle1.C13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7</text:p>
          </table:table-cell>
          <table:table-cell table:style-name="Tabelle1.B13" office:value-type="string">
            <text:p text:style-name="Table_20_Contents">Arbeitsrechner</text:p>
          </table:table-cell>
          <table:table-cell table:style-name="Tabelle1.C13" office:value-type="string">
            <text:p text:style-name="Table_20_Contents">Entwicklungsumgebung einrichten</text:p>
          </table:table-cell>
        </table:table-row>
        <table:table-row>
          <table:table-cell table:style-name="Tabelle1.A13" office:value-type="string">
            <text:p text:style-name="Table_20_Contents">A1.8</text:p>
          </table:table-cell>
          <table:table-cell table:style-name="Tabelle1.B13" office:value-type="string">
            <text:p text:style-name="Table_20_Contents">Webserver</text:p>
          </table:table-cell>
          <table:table-cell table:style-name="Tabelle1.C13" office:value-type="string">
            <text:p text:style-name="Table_20_Contents">Software aufsetzen (WIKI, Code Repository, Bug Tracker)</text:p>
          </table:table-cell>
        </table:table-row>
        <table:table-row>
          <table:table-cell table:style-name="Tabelle1.A13" office:value-type="string">
            <text:p text:style-name="Table_20_Contents">M1.2</text:p>
          </table:table-cell>
          <table:table-cell table:style-name="Tabelle1.B13" office:value-type="string">
            <text:p text:style-name="Table_20_Contents">Arbeitsumgebung</text:p>
          </table:table-cell>
          <table:table-cell table:style-name="Tabelle1.C13" office:value-type="string">
            <text:p text:style-name="Table_20_Contents">lauffähige Entwicklungsumgebung und Kommunikations-Plattform</text:p>
          </table:table-cell>
        </table:table-row>
        <table:table-row>
          <table:table-cell table:style-name="Tabelle1.A2" table:number-columns-spanned="3" office:value-type="string">
            <text:p text:style-name="Table_20_Contents">Projektauftrag</text:p>
          </table:table-cell>
          <table:covered-table-cell/>
          <table:covered-table-cell/>
        </table:table-row>
        <table:table-row>
          <table:table-cell table:style-name="Tabelle1.A17" office:value-type="string">
            <text:p text:style-name="Table_20_Contents">A.1.9</text:p>
          </table:table-cell>
          <table:table-cell table:style-name="Tabelle1.B17" office:value-type="string">
            <text:p text:style-name="Table_20_Contents">Erstellung</text:p>
          </table:table-cell>
          <table:table-cell table:style-name="Tabelle1.C17" office:value-type="string">
            <text:p text:style-name="Table_20_Contents">Projektauftrag schreiben</text:p>
          </table:table-cell>
        </table:table-row>
        <table:table-row>
          <table:table-cell table:style-name="Tabelle1.A17" office:value-type="string">
            <text:p text:style-name="Table_20_Contents">A.1.10</text:p>
          </table:table-cell>
          <table:table-cell table:style-name="Tabelle1.B17" office:value-type="string">
            <text:p text:style-name="Table_20_Contents">Besprechung</text:p>
          </table:table-cell>
          <table:table-cell table:style-name="Tabelle1.C17" office:value-type="string">
            <text:p text:style-name="Table_20_Contents">Feedback des Teams einholen</text:p>
          </table:table-cell>
        </table:table-row>
        <table:table-row>
          <table:table-cell table:style-name="Tabelle1.A17" office:value-type="string">
            <text:p text:style-name="Table_20_Contents">A.1.11</text:p>
          </table:table-cell>
          <table:table-cell table:style-name="Tabelle1.B17" office:value-type="string">
            <text:p text:style-name="Table_20_Contents">Überarbeitung</text:p>
          </table:table-cell>
          <table:table-cell table:style-name="Tabelle1.C17" office:value-type="string">
            <text:p text:style-name="Table_20_Contents"/>
          </table:table-cell>
        </table:table-row>
        <table:table-row>
          <table:table-cell table:style-name="Tabelle1.A18" office:value-type="string">
            <text:p text:style-name="Table_20_Contents">M1.3</text:p>
          </table:table-cell>
          <table:table-cell table:style-name="Tabelle1.B18" office:value-type="string">
            <text:p text:style-name="Table_20_Contents">Projektauftrag</text:p>
          </table:table-cell>
          <table:table-cell table:style-name="Tabelle1.C18" office:value-type="string">
            <text:p text:style-name="Table_20_Contents">fertig erstellter Projektauftrag</text:p>
          </table:table-cell>
        </table:table-row>
      </table:table>
      <text:h text:style-name="Heading_20_2" text:outline-level="2">Vorstudi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Nummer</text:p>
          </table:table-cell>
          <table:table-cell table:style-name="Tabelle2.A1" office:value-type="string">
            <text:p text:style-name="Table_20_Contents">Bezeichnung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2.A13" office:value-type="string">
            <text:p text:style-name="Table_20_Contents">A2.1</text:p>
          </table:table-cell>
          <table:table-cell table:style-name="Tabelle2.B13" office:value-type="string">
            <text:p text:style-name="Table_20_Contents">begründeter Lösungsansatz</text:p>
          </table:table-cell>
          <table:table-cell table:style-name="Tabelle2.C13" office:value-type="string">
            <text:p text:style-name="Table_20_Contents">IST/SOLL-Analyse, Lösungsvarianten, Bewertungskriterien, Nutzwertanalyse</text:p>
          </table:table-cell>
        </table:table-row>
        <table:table-row>
          <table:table-cell table:style-name="Tabelle2.A13" office:value-type="string">
            <text:p text:style-name="Table_20_Contents">A2.2</text:p>
          </table:table-cell>
          <table:table-cell table:style-name="Tabelle2.B13" office:value-type="string">
            <text:p text:style-name="Table_20_Contents">Vorgehensmodell</text:p>
          </table:table-cell>
          <table:table-cell table:style-name="Tabelle2.C13" office:value-type="string">
            <text:p text:style-name="Table_20_Contents">Bestimmen und Dokumentieren</text:p>
          </table:table-cell>
        </table:table-row>
        <table:table-row>
          <table:table-cell table:style-name="Tabelle2.A13" office:value-type="string">
            <text:p text:style-name="Table_20_Contents">M2.1</text:p>
          </table:table-cell>
          <table:table-cell table:style-name="Tabelle2.B13" office:value-type="string">
            <text:p text:style-name="Table_20_Contents">Dokumente</text:p>
          </table:table-cell>
          <table:table-cell table:style-name="Tabelle2.C13" office:value-type="string">
            <text:p text:style-name="Table_20_Contents">schriftlich erfasster Lösungsansatz und Vorgehensmodell.</text:p>
          </table:table-cell>
        </table:table-row>
        <table:table-row>
          <table:table-cell table:style-name="Tabelle2.A2" table:number-columns-spanned="3" office:value-type="string">
            <text:p text:style-name="Table_20_Contents">Entwurf des Pilotsystems</text:p>
          </table:table-cell>
          <table:covered-table-cell/>
          <table:covered-table-cell/>
        </table:table-row>
        <text:soft-page-break/>
        <table:table-row>
          <table:table-cell table:style-name="Tabelle2.A13" office:value-type="string">
            <text:p text:style-name="Table_20_Contents">A2.3</text:p>
          </table:table-cell>
          <table:table-cell table:style-name="Tabelle2.B13" office:value-type="string">
            <text:p text:style-name="Standard">Mashup-Erstellung</text:p>
          </table:table-cell>
          <table:table-cell table:style-name="Tabelle2.C13" office:value-type="string">
            <text:p text:style-name="Standard">Fremddatenquellen, Verknüpfungslogik, Verwaltung</text:p>
          </table:table-cell>
        </table:table-row>
        <table:table-row>
          <table:table-cell table:style-name="Tabelle2.A13" office:value-type="string">
            <text:p text:style-name="Table_20_Contents">A2.4</text:p>
          </table:table-cell>
          <table:table-cell table:style-name="Tabelle2.B13" office:value-type="string">
            <text:p text:style-name="Standard"><text:s/>Ausführungs-mechanismus</text:p>
          </table:table-cell>
          <table:table-cell table:style-name="Tabelle2.C13" office:value-type="string">
            <text:p text:style-name="Standard">Initialisierung, Ausführung und Speicherung der Ausgabe</text:p>
          </table:table-cell>
        </table:table-row>
        <table:table-row>
          <table:table-cell table:style-name="Tabelle2.A13" office:value-type="string">
            <text:p text:style-name="Table_20_Contents">M2.2</text:p>
          </table:table-cell>
          <table:table-cell table:style-name="Tabelle2.B13" office:value-type="string">
            <text:p text:style-name="Standard">Klassendiagramme</text:p>
          </table:table-cell>
          <table:table-cell table:style-name="Tabelle2.C13" office:value-type="string">
            <text:p text:style-name="Standard">schriftlich erfasste Klassendiagramme</text:p>
          </table:table-cell>
        </table:table-row>
        <table:table-row>
          <table:table-cell table:style-name="Tabelle2.A2" table:number-columns-spanned="3" office:value-type="string">
            <text:p text:style-name="Table_20_Contents">Implementierung des Pilotsystems</text:p>
          </table:table-cell>
          <table:covered-table-cell/>
          <table:covered-table-cell/>
        </table:table-row>
        <table:table-row>
          <table:table-cell table:style-name="Tabelle2.A13" office:value-type="string">
            <text:p text:style-name="Table_20_Contents">A2.5</text:p>
          </table:table-cell>
          <table:table-cell table:style-name="Tabelle2.B13" office:value-type="string">
            <text:p text:style-name="Standard">Mashup-Erstellung</text:p>
          </table:table-cell>
          <table:table-cell table:style-name="Tabelle2.C13" office:value-type="string">
            <text:p text:style-name="Standard"/>
          </table:table-cell>
        </table:table-row>
        <table:table-row>
          <table:table-cell table:style-name="Tabelle2.A13" office:value-type="string">
            <text:p text:style-name="Table_20_Contents">A2.6</text:p>
          </table:table-cell>
          <table:table-cell table:style-name="Tabelle2.B13" office:value-type="string">
            <text:p text:style-name="Standard">Ausführungs-mechanismus</text:p>
          </table:table-cell>
          <table:table-cell table:style-name="Tabelle2.C13" office:value-type="string">
            <text:p text:style-name="Standard"/>
          </table:table-cell>
        </table:table-row>
        <table:table-row>
          <table:table-cell table:style-name="Tabelle2.A13" office:value-type="string">
            <text:p text:style-name="Table_20_Contents">M2.3</text:p>
          </table:table-cell>
          <table:table-cell table:style-name="Tabelle2.B13" office:value-type="string">
            <text:p text:style-name="Standard">Pilotsystem</text:p>
          </table:table-cell>
          <table:table-cell table:style-name="Tabelle2.C13" office:value-type="string">
            <text:p text:style-name="Standard">lauffähige Software</text:p>
          </table:table-cell>
        </table:table-row>
        <table:table-row>
          <table:table-cell table:style-name="Tabelle2.A2" table:number-columns-spanned="3" office:value-type="string">
            <text:p text:style-name="Table_20_Contents">Analyse des Pilotsystems</text:p>
          </table:table-cell>
          <table:covered-table-cell/>
          <table:covered-table-cell/>
        </table:table-row>
        <table:table-row>
          <table:table-cell table:style-name="Tabelle2.A18" office:value-type="string">
            <text:p text:style-name="Table_20_Contents">A2.7</text:p>
          </table:table-cell>
          <table:table-cell table:style-name="Tabelle2.B18" office:value-type="string">
            <text:p text:style-name="Standard">Analyse</text:p>
          </table:table-cell>
          <table:table-cell table:style-name="Tabelle2.C18" office:value-type="string">
            <text:p text:style-name="Standard">Machbarkeit, Erweiterbarkeit, Risiken</text:p>
          </table:table-cell>
        </table:table-row>
        <table:table-row>
          <table:table-cell table:style-name="Tabelle2.A18" office:value-type="string">
            <text:p text:style-name="Table_20_Contents">M2.4</text:p>
          </table:table-cell>
          <table:table-cell table:style-name="Tabelle2.B18" office:value-type="string">
            <text:p text:style-name="Standard">Analyse-Ergebnisse</text:p>
          </table:table-cell>
          <table:table-cell table:style-name="Tabelle2.C18" office:value-type="string">
            <text:p text:style-name="Standard">schriftlich erfasste Ergebnisse und Schlussfolgerungen</text:p>
          </table:table-cell>
        </table:table-row>
        <table:table-row>
          <table:table-cell table:style-name="Tabelle2.A2" table:number-columns-spanned="3" office:value-type="string">
            <text:p text:style-name="Table_20_Contents">1. Statusmeeting</text:p>
          </table:table-cell>
          <table:covered-table-cell/>
          <table:covered-table-cell/>
        </table:table-row>
        <table:table-row>
          <table:table-cell table:style-name="Tabelle2.A18" office:value-type="string">
            <text:p text:style-name="Table_20_Contents">A2.8</text:p>
          </table:table-cell>
          <table:table-cell table:style-name="Tabelle2.B18" office:value-type="string">
            <text:p text:style-name="Standard">Statusbericht</text:p>
          </table:table-cell>
          <table:table-cell table:style-name="Tabelle2.C18" office:value-type="string">
            <text:p text:style-name="Standard">Statusbericht schreiben</text:p>
          </table:table-cell>
        </table:table-row>
        <table:table-row>
          <table:table-cell table:style-name="Tabelle2.A19" office:value-type="string">
            <text:p text:style-name="Table_20_Contents">A2.9</text:p>
          </table:table-cell>
          <table:table-cell table:style-name="Tabelle2.B19" office:value-type="string">
            <text:p text:style-name="Standard">Präsentation</text:p>
          </table:table-cell>
          <table:table-cell table:style-name="Tabelle2.C19" office:value-type="string">
            <text:p text:style-name="Standard">Präsentation vorbereiten</text:p>
          </table:table-cell>
        </table:table-row>
        <table:table-row>
          <table:table-cell table:style-name="Tabelle2.A20" office:value-type="string">
            <text:p text:style-name="Table_20_Contents">M2.5</text:p>
          </table:table-cell>
          <table:table-cell table:style-name="Tabelle2.B20" office:value-type="string">
            <text:p text:style-name="Standard">Statusmeeting</text:p>
          </table:table-cell>
          <table:table-cell table:style-name="Tabelle2.C20" office:value-type="string">
            <text:p text:style-name="Standard">durchgeführtes Statusmeeting</text:p>
          </table:table-cell>
        </table:table-row>
      </table:table>
      <text:h text:style-name="Heading_20_2" text:outline-level="2">Konzep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Nummer</text:p>
          </table:table-cell>
          <table:table-cell table:style-name="Tabelle3.A1" office:value-type="string">
            <text:p text:style-name="Table_20_Contents">Bezeichnung</text:p>
          </table:table-cell>
          <table:table-cell table:style-name="Tabelle3.C1" office:value-type="string">
            <text:p text:style-name="Table_20_Contents">Beschreibung</text:p>
          </table:table-cell>
        </table:table-row>
        <table:table-row>
          <table:table-cell table:style-name="Tabelle3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</text:p>
          </table:table-cell>
          <table:table-cell table:style-name="Tabelle3.B17" office:value-type="string">
            <text:p text:style-name="Table_20_Contents">Systemide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2</text:p>
          </table:table-cell>
          <table:table-cell table:style-name="Tabelle3.B17" office:value-type="string">
            <text:p text:style-name="Table_20_Contents">Systemanwendungsfälle</text:p>
          </table:table-cell>
          <table:table-cell table:style-name="Tabelle3.C17" office:value-type="string">
            <text:p text:style-name="Table_20_Contents">Beschreibung und Gesamtübersicht</text:p>
          </table:table-cell>
        </table:table-row>
        <table:table-row>
          <table:table-cell table:style-name="Tabelle3.A17" office:value-type="string">
            <text:p text:style-name="Table_20_Contents">A3.3</text:p>
          </table:table-cell>
          <table:table-cell table:style-name="Tabelle3.B17" office:value-type="string">
            <text:p text:style-name="Table_20_Contents">Domänenmodell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4</text:p>
          </table:table-cell>
          <table:table-cell table:style-name="Tabelle3.B17" office:value-type="string">
            <text:p text:style-name="Table_20_Contents">Systemablauf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5</text:p>
          </table:table-cell>
          <table:table-cell table:style-name="Tabelle3.B17" office:value-type="string">
            <text:p text:style-name="Table_20_Contents">Schnittstellenbeschreibung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6</text:p>
          </table:table-cell>
          <table:table-cell table:style-name="Tabelle3.B17" office:value-type="string">
            <text:p text:style-name="Table_20_Contents">Softwarearchitektur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7</text:p>
          </table:table-cell>
          <table:table-cell table:style-name="Tabelle3.B17" office:value-type="string">
            <text:p text:style-name="Table_20_Contents">Klassen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8</text:p>
          </table:table-cell>
          <table:table-cell table:style-name="Tabelle3.B17" office:value-type="string">
            <text:p text:style-name="Table_20_Contents">Datenmodell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9</text:p>
          </table:table-cell>
          <table:table-cell table:style-name="Tabelle3.B17" office:value-type="string">
            <text:p text:style-name="Table_20_Contents">Dynamische 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0</text:p>
          </table:table-cell>
          <table:table-cell table:style-name="Tabelle3.B17" office:value-type="string">
            <text:p text:style-name="Table_20_Contents">Testkonzept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1</text:p>
          </table:table-cell>
          <table:table-cell table:style-name="Tabelle3.B17" office:value-type="string">
            <text:p text:style-name="Table_20_Contents">GUI-Spezifikationen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4" office:value-type="string">
            <text:p text:style-name="Table_20_Contents">M3.1</text:p>
          </table:table-cell>
          <table:table-cell table:style-name="Tabelle3.B14" office:value-type="string">
            <text:p text:style-name="Table_20_Contents">Dokumente</text:p>
          </table:table-cell>
          <table:table-cell table:style-name="Tabelle3.C14" office:value-type="string">
            <text:p text:style-name="Table_20_Contents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s Kernsystems (1. Inkrement)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2</text:p>
          </table:table-cell>
          <table:table-cell table:style-name="Tabelle3.B17" office:value-type="string">
            <text:p text:style-name="Standard">Refactoring des Pilotsystems</text:p>
          </table:table-cell>
          <table:table-cell table:style-name="Tabelle3.C17" office:value-type="string">
            <text:p text:style-name="Standard">gemäss M2.4</text:p>
          </table:table-cell>
        </table:table-row>
        <table:table-row>
          <table:table-cell table:style-name="Tabelle3.A17" office:value-type="string">
            <text:p text:style-name="Table_20_Contents">A3.13</text:p>
          </table:table-cell>
          <table:table-cell table:style-name="Tabelle3.B17" office:value-type="string">
            <text:p text:style-name="Standard">zentralisiertes Logging</text:p>
          </table:table-cell>
          <table:table-cell table:style-name="Tabelle3.C17" office:value-type="string">
            <text:p text:style-name="Standard">vollständiges und einheitliches Protokollieren aller wichtigen Prozessschritte des Kernsystems</text:p>
          </table:table-cell>
        </table:table-row>
        <table:table-row>
          <table:table-cell table:style-name="Tabelle3.A27" office:value-type="string">
            <text:p text:style-name="Table_20_Contents">A3.14</text:p>
          </table:table-cell>
          <table:table-cell table:style-name="Tabelle3.B27" office:value-type="string">
            <text:p text:style-name="Standard">Cache</text:p>
          </table:table-cell>
          <table:table-cell table:style-name="Tabelle3.C27" office:value-type="string">
            <text:p text:style-name="Standard">Cache-System der virtualisierten DBs</text:p>
          </table:table-cell>
        </table:table-row>
        <text:soft-page-break/>
        <table:table-row>
          <table:table-cell table:style-name="Tabelle3.A27" office:value-type="string">
            <text:p text:style-name="Table_20_Contents">M3.2</text:p>
          </table:table-cell>
          <table:table-cell table:style-name="Tabelle3.B27" office:value-type="string">
            <text:p text:style-name="Standard">Klassendiagramme</text:p>
          </table:table-cell>
          <table:table-cell table:style-name="Tabelle3.C27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persistenten Datenbank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5</text:p>
          </table:table-cell>
          <table:table-cell table:style-name="Tabelle3.B27" office:value-type="string">
            <text:p text:style-name="Standard">Evaluierung</text:p>
          </table:table-cell>
          <table:table-cell table:style-name="Tabelle3.C27" office:value-type="string">
            <text:p text:style-name="Standard">Lösungsvarianten, Auswahlkriterien, Nutzwertanalyse</text:p>
          </table:table-cell>
        </table:table-row>
        <table:table-row>
          <table:table-cell table:style-name="Tabelle3.A27" office:value-type="string">
            <text:p text:style-name="Table_20_Contents">A3.16</text:p>
          </table:table-cell>
          <table:table-cell table:style-name="Tabelle3.B27" office:value-type="string">
            <text:p text:style-name="Standard">Schnittstellen/Konnektoren</text:p>
          </table:table-cell>
          <table:table-cell table:style-name="Tabelle3.C27" office:value-type="string">
            <text:p text:style-name="Standard">API zum Kernsystem und zur Webumgebung</text:p>
          </table:table-cell>
        </table:table-row>
        <table:table-row>
          <table:table-cell table:style-name="Tabelle3.A27" office:value-type="string">
            <text:p text:style-name="Table_20_Contents">M3.3</text:p>
          </table:table-cell>
          <table:table-cell table:style-name="Tabelle3.B27" office:value-type="string">
            <text:p text:style-name="Standard">Evaluierungsbericht und Schnittstellenbeschreibung</text:p>
          </table:table-cell>
          <table:table-cell table:style-name="Tabelle3.C27" office:value-type="string">
            <text:p text:style-name="Standard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Webumgebung (2. Inkrement)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7</text:p>
          </table:table-cell>
          <table:table-cell table:style-name="Tabelle3.B27" office:value-type="string">
            <text:p text:style-name="Standard">Mashup-Präsentation</text:p>
          </table:table-cell>
          <table:table-cell table:style-name="Tabelle3.C27" office:value-type="string">
            <text:p text:style-name="Standard">Template-Engine, Anzeige der Übersicht und der einzelnen Mashups, Paging</text:p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>Mashup-Verwaltung</text:p>
          </table:table-cell>
          <table:table-cell table:style-name="Tabelle3.C27" office:value-type="string">
            <text:p text:style-name="Standard">Rechte/Rollen, Hochladen von Mashups, (De-)Aktivierung von Mashups</text:p>
          </table:table-cell>
        </table:table-row>
        <table:table-row>
          <table:table-cell table:style-name="Tabelle3.A27" office:value-type="string">
            <text:p text:style-name="Table_20_Contents">M3.4</text:p>
          </table:table-cell>
          <table:table-cell table:style-name="Tabelle3.B27" office:value-type="string">
            <text:p text:style-name="Standard">Klassendiagramme</text:p>
          </table:table-cell>
          <table:table-cell table:style-name="Tabelle3.C27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2. Statusmeeting</text:p>
          </table:table-cell>
          <table:covered-table-cell/>
          <table:covered-table-cell/>
        </table:table-row>
        <table:table-row>
          <table:table-cell table:style-name="Tabelle3.A30" office:value-type="string">
            <text:p text:style-name="Table_20_Contents">A3.18</text:p>
          </table:table-cell>
          <table:table-cell table:style-name="Tabelle3.B30" office:value-type="string">
            <text:p text:style-name="Standard">Statusbericht</text:p>
          </table:table-cell>
          <table:table-cell table:style-name="Tabelle3.C30" office:value-type="string">
            <text:p text:style-name="Standard">Statusbericht schreiben</text:p>
          </table:table-cell>
        </table:table-row>
        <table:table-row>
          <table:table-cell table:style-name="Tabelle3.A30" office:value-type="string">
            <text:p text:style-name="Table_20_Contents">A3.19</text:p>
          </table:table-cell>
          <table:table-cell table:style-name="Tabelle3.B30" office:value-type="string">
            <text:p text:style-name="Standard">Präsentation</text:p>
          </table:table-cell>
          <table:table-cell table:style-name="Tabelle3.C30" office:value-type="string">
            <text:p text:style-name="Standard">Präsentation vorbereiten</text:p>
          </table:table-cell>
        </table:table-row>
        <table:table-row>
          <table:table-cell table:style-name="Tabelle3.A31" office:value-type="string">
            <text:p text:style-name="Table_20_Contents">M3.5</text:p>
          </table:table-cell>
          <table:table-cell table:style-name="Tabelle3.B31" office:value-type="string">
            <text:p text:style-name="Standard">Statusmeeting</text:p>
          </table:table-cell>
          <table:table-cell table:style-name="Tabelle3.C31" office:value-type="string">
            <text:p text:style-name="Standard">durchgeführtes Statusmeet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08T19:44:53.81</dc:date>
    <dc:creator>Malte </dc:creator>
    <meta:editing-duration>PT22H27M46S</meta:editing-duration>
    <meta:editing-cycles>246</meta:editing-cycles>
    <meta:document-statistic meta:table-count="3" meta:image-count="0" meta:object-count="0" meta:page-count="3" meta:paragraph-count="174" meta:word-count="313" meta:character-count="3075" meta:non-whitespace-character-count="2935"/>
  </office:meta>
</office:document-meta>
</file>